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Opcodes" style:family="table">
      <style:table-properties style:width="6.925in" table:align="margins" style:may-break-between-rows="true"/>
    </style:style>
    <style:style style:name="Opcodes.A" style:family="table-column">
      <style:table-column-properties style:column-width="1.1542in" style:rel-column-width="10922*"/>
    </style:style>
    <style:style style:name="Opcodes.B" style:family="table-column">
      <style:table-column-properties style:column-width="1.1542in" style:rel-column-width="10923*"/>
    </style:style>
    <style:style style:name="Opcod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Opcodes.F1" style:family="table-cell">
      <style:table-cell-properties fo:padding="0.0382in" fo:border="0.0007in solid #000000"/>
    </style:style>
    <style:style style:name="Opcodes.A2" style:family="table-cell">
      <style:table-cell-properties fo:padding="0.0382in" fo:border-left="0.0007in solid #000000" fo:border-right="none" fo:border-top="none" fo:border-bottom="0.0007in solid #000000"/>
    </style:style>
    <style:style style:name="Opcodes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Opcodes.163" style:family="table-row">
      <style:table-row-properties style:min-row-height="0.1146in"/>
    </style:style>
    <style:style style:name="P1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EPBP OPCODE LIST</text:p>
      <text:p text:style-name="Text_20_body">key:</text:p>
      <text:p text:style-name="Text_20_body">priority is 1 through 5, 5 means low priority, 1 means high.</text:p>
      <text:p text:style-name="Text_20_body">Reg is normal register. [reg] is register indirect address. Imm is immediate. It is assumed this is a dword, if not dword, then immb or immw or immd for byte word and dword respectively. [iptr] means immediate pointer to address. Immdc is 32bit absolute code address immediate. Immdcr is a 32bit relative code address immediate. There is also immwcr, and immbwcr. There isAll opcodes are expanded. Immbc is relative byte code address, As is immwc. Immf is a 32bit float immediate.</text:p>
      <text:p text:style-name="Text_20_body">Reg represents both the float set of registers and integer set. If the top bit is 0 in the reg byte, it uses the integer set, if 1, then it uses float set.</text:p>
      <text:p text:style-name="Text_20_body">For functions that are integer or float only, they should be prefixed with I or f. </text:p>
      <text:p text:style-name="Text_20_body">whenever using [reg] the top bit determines if the memory points to an int or a float. Floats are always 32bit. So</text:p>
      <text:p text:style-name="Text_20_body"/>
      <text:p text:style-name="Text_20_body">Addressing modes:</text:p>
      <text:p text:style-name="Text_20_body">there are a few different methods. [reg] is indirect register. [reg+reg] is register indirect with register displacement. [iptr+reg] is immediate pointer with register displacement. [reg+[reg]] is register indirect with a register indirect displacement. [reg+imm8] is register indirect with 1 byte displacement. </text:p>
      <text:p text:style-name="Text_20_body">Note: all addressing is assumed to be dword unless postfixed with b,w,d. Such as [reg]w or [iptr]b. If it is made this way, the other arguments must also have a postfix</text:p>
      <text:p text:style-name="Text_20_body">also note: if it involves sign extending, an s is postfixed after the size postfix, such as mov regd immbs will sign extend immb</text:p>
      <text:p text:style-name="Text_20_body"/>
      <table:table table:name="Opcodes" table:style-name="Opcodes">
        <table:table-column table:style-name="Opcodes.A"/>
        <table:table-column table:style-name="Opcodes.B"/>
        <table:table-column table:style-name="Opcodes.A"/>
        <table:table-column table:style-name="Opcodes.B"/>
        <table:table-column table:style-name="Opcodes.A"/>
        <table:table-column table:style-name="Opcodes.B"/>
        <table:table-row>
          <table:table-cell table:style-name="Opcodes.A1" office:value-type="string">
            <text:p text:style-name="Table_20_Contents">Opcode Name</text:p>
          </table:table-cell>
          <table:table-cell table:style-name="Opcodes.A1" office:value-type="string">
            <text:p text:style-name="Table_20_Contents">Arg 1/target</text:p>
          </table:table-cell>
          <table:table-cell table:style-name="Opcodes.A1" office:value-type="string">
            <text:p text:style-name="Table_20_Contents">Arg 2</text:p>
          </table:table-cell>
          <table:table-cell table:style-name="Opcodes.A1" office:value-type="string">
            <text:p text:style-name="Table_20_Contents">Arg 3</text:p>
          </table:table-cell>
          <table:table-cell table:style-name="Opcodes.A1" office:value-type="string">
            <text:p text:style-name="Table_20_Contents">Priority</text:p>
          </table:table-cell>
          <table:table-cell table:style-name="Opcodes.F1" office:value-type="string">
            <text:p text:style-name="Table_20_Contents">Assigned Opcode #</text:p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0x11</text:p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Regd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Regd</text:p>
          </table:table-cell>
          <table:table-cell table:style-name="Opcodes.A2" office:value-type="string">
            <text:p text:style-name="Table_20_Contents">Immb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 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 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Regd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0x10</text:p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[reg+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immd/f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0x14</text:p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>Xch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hg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h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hg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Push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0x12</text:p>
          </table:table-cell>
        </table:table-row>
        <table:table-row>
          <table:table-cell table:style-name="Opcodes.A2" office:value-type="string">
            <text:p text:style-name="Table_20_Contents">Push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Push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Push</text:p>
          </table:table-cell>
          <table:table-cell table:style-name="Opcodes.A2" office:value-type="string">
            <text:p text:style-name="Table_20_Contents">[reg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Pop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0x13</text:p>
          </table:table-cell>
        </table:table-row>
        <table:table-row>
          <table:table-cell table:style-name="Opcodes.A2" office:value-type="string">
            <text:p text:style-name="Table_20_Contents">Pop</text:p>
          </table:table-cell>
          <table:table-cell table:style-name="Opcodes.A2" office:value-type="string">
            <text:p text:style-name="Table_20_Contents">[reg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Pop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>immb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dd</text:p>
          </table:table-cell>
          <table:table-cell table:style-name="Opcodes.A2" office:value-type="string">
            <text:p text:style-name="Table_20_Contents">[reg+(reg<text:span text:style-name="T1">1</text:span>)]</text:p>
          </table:table-cell>
          <table:table-cell table:style-name="Opcodes.A2" office:value-type="string">
            <text:p text:style-name="Table_20_Contents">[iptr+(reg<text:span text:style-name="T1">1</text:span><text:span text:style-name="T2">)</text:span>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>immb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>sub</text:p>
          </table:table-cell>
          <table:table-cell table:style-name="Opcodes.A2" office:value-type="string">
            <text:p text:style-name="Table_20_Contents">[reg+(reg<text:span text:style-name="T1">1</text:span>)]</text:p>
          </table:table-cell>
          <table:table-cell table:style-name="Opcodes.A2" office:value-type="string">
            <text:p text:style-name="Table_20_Contents">[iptr+(reg<text:span text:style-name="T1">1</text:span><text:span text:style-name="T2">)]</text:span>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w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[reg]b</text:p>
          </table:table-cell>
          <table:table-cell table:style-name="Opcodes.A2" office:value-type="string">
            <text:p text:style-name="Table_20_Contents">Immb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[reg]d</text:p>
          </table:table-cell>
          <table:table-cell table:style-name="Opcodes.A2" office:value-type="string">
            <text:p text:style-name="Table_20_Contents">[reg]b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ul</text:p>
          </table:table-cell>
          <table:table-cell table:style-name="Opcodes.A2" office:value-type="string">
            <text:p text:style-name="Table_20_Contents">[reg+reg]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w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[reg]bs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iv 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s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w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d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dm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>Cdm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w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 </text:p>
          </table:table-cell>
          <table:table-cell table:style-name="Opcodes.A2" office:value-type="string">
            <text:p text:style-name="Table_20_Contents">0 (implicit)</text:p>
          </table:table-cell>
          <table:table-cell table:style-name="Opcodes.A2" office:value-type="string">
            <text:p text:style-name="Table_20_Contents">Immw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</text:p>
          </table:table-cell>
          <table:table-cell table:style-name="Opcodes.A2" office:value-type="string">
            <text:p text:style-name="Table_20_Contents">1(implicit)</text:p>
          </table:table-cell>
          <table:table-cell table:style-name="Opcodes.A2" office:value-type="string">
            <text:p text:style-name="Table_20_Contents">Immw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call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etbank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etbank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etbank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etbank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Getbank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Getbank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Getbank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mp</text:p>
          </table:table-cell>
          <table:table-cell table:style-name="Opcodes.A2" office:value-type="string">
            <text:p text:style-name="Table_20_Contents">immdc(abs)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0x50</text:p>
          </table:table-cell>
        </table:table-row>
        <table:table-row>
          <table:table-cell table:style-name="Opcodes.A2" office:value-type="string">
            <text:p text:style-name="Table_20_Contents">Jmp</text:p>
          </table:table-cell>
          <table:table-cell table:style-name="Opcodes.A2" office:value-type="string">
            <text:p text:style-name="Table_20_Contents">Immdcr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4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it</text:p>
          </table:table-cell>
          <table:table-cell table:style-name="Opcodes.A2" office:value-type="string">
            <text:p text:style-name="Table_20_Contents">Immd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0x60</text:p>
          </table:table-cell>
        </table:table-row>
        <table:table-row>
          <table:table-cell table:style-name="Opcodes.A2" office:value-type="string">
            <text:p text:style-name="Table_20_Contents">Jif</text:p>
          </table:table-cell>
          <table:table-cell table:style-name="Opcodes.A2" office:value-type="string">
            <text:p text:style-name="Table_20_Contents">Immd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0x61</text:p>
          </table:table-cell>
        </table:table-row>
        <table:table-row>
          <table:table-cell table:style-name="Opcodes.A2" office:value-type="string">
            <text:p text:style-name="Table_20_Contents">Jmp</text:p>
          </table:table-cell>
          <table:table-cell table:style-name="Opcodes.A2" office:value-type="string">
            <text:p text:style-name="Table_20_Contents">Immbcr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mp</text:p>
          </table:table-cell>
          <table:table-cell table:style-name="Opcodes.A2" office:value-type="string">
            <text:p text:style-name="Table_20_Contents">Immwcr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it</text:p>
          </table:table-cell>
          <table:table-cell table:style-name="Opcodes.A2" office:value-type="string">
            <text:p text:style-name="Table_20_Contents">Immwcr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if</text:p>
          </table:table-cell>
          <table:table-cell table:style-name="Opcodes.A2" office:value-type="string">
            <text:p text:style-name="Table_20_Contents">Immwcr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Jmp</text:p>
          </table:table-cell>
          <table:table-cell table:style-name="Opcodes.A2" office:value-type="string">
            <text:p text:style-name="Table_20_Contents">x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4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s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0x80</text:p>
          </table:table-cell>
        </table:table-row>
        <text:soft-page-break/>
        <table:table-row>
          <table:table-cell table:style-name="Opcodes.A2" office:value-type="string">
            <text:p text:style-name="Table_20_Contents">Cls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s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s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s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s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e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0x81</text:p>
          </table:table-cell>
        </table:table-row>
        <table:table-row>
          <table:table-cell table:style-name="Opcodes.A2" office:value-type="string">
            <text:p text:style-name="Table_20_Contents">Cle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e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e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e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le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0x82</text:p>
          </table:table-cell>
        </table:table-row>
        <table:table-row>
          <table:table-cell table:style-name="Opcodes.A2" office:value-type="string">
            <text:p text:style-name="Table_20_Contents">Cg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t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t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t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e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0x83</text:p>
          </table:table-cell>
        </table:table-row>
        <table:table-row>
          <table:table-cell table:style-name="Opcodes.A2" office:value-type="string">
            <text:p text:style-name="Table_20_Contents">Cge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e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e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e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ge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ne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0x84</text:p>
          </table:table-cell>
        </table:table-row>
        <table:table-row>
          <table:table-cell table:style-name="Opcodes.A2" office:value-type="string">
            <text:p text:style-name="Table_20_Contents">Cne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ne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ne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ne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ne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eq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0x85</text:p>
          </table:table-cell>
        </table:table-row>
        <table:table-row>
          <table:table-cell table:style-name="Opcodes.A2" office:value-type="string">
            <text:p text:style-name="Table_20_Contents">Ceq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eq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eq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eq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eq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TR(implicit)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Sttr (set TR)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Rttr (reset TR)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TR(implicit)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Reg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 table:style-name="Opcodes.163"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[reg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Reg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[reg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xor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Reg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[reg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an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--Not--</text:p>
          </table:table-cell>
          <table:table-cell table:style-name="Opcodes.A2" office:value-type="string">
            <text:p text:style-name="Table_20_Contents">-target/source-</text:p>
          </table:table-cell>
          <table:table-cell table:style-name="Opcodes.A2" office:value-type="string">
            <text:p text:style-name="Table_20_Contents">--source--</text:p>
          </table:table-cell>
          <table:table-cell table:style-name="Opcodes.A2" office:value-type="string">
            <text:p text:style-name="Table_20_Contents">--</text:p>
          </table:table-cell>
          <table:table-cell table:style-name="Opcodes.A2" office:value-type="string">
            <text:p text:style-name="Table_20_Contents">--</text:p>
          </table:table-cell>
          <table:table-cell table:style-name="Opcodes.F2" office:value-type="string">
            <text:p text:style-name="Table_20_Contents">--</text:p>
          </table:table-cell>
        </table:table-row>
        <table:table-row>
          <table:table-cell table:style-name="Opcodes.A2" office:value-type="string">
            <text:p text:style-name="Table_20_Contents">No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No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Not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No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No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iptr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Not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Inc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Inc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Inc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ec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ec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Dec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Bswap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Bswap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Bswap</text:p>
          </table:table-cell>
          <table:table-cell table:style-name="Opcodes.A2" office:value-type="string">
            <text:p text:style-name="Table_20_Contents">[iptr]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Bswap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Bswap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3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all</text:p>
          </table:table-cell>
          <table:table-cell table:style-name="Opcodes.A2" office:value-type="string">
            <text:p text:style-name="Table_20_Contents">Imm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Call</text:p>
          </table:table-cell>
          <table:table-cell table:style-name="Opcodes.A2" office:value-type="string">
            <text:p text:style-name="Table_20_Contents">Immwc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Ret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t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t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t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f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f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f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f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Imm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2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Movif</text:p>
          </table:table-cell>
          <table:table-cell table:style-name="Opcodes.A2" office:value-type="string">
            <text:p text:style-name="Table_20_Contents">[iptr]b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-Machid-</text:p>
            <text:p text:style-name="Table_20_Contents">machine id</text:p>
          </table:table-cell>
          <table:table-cell table:style-name="Opcodes.A2" office:value-type="string">
            <text:p text:style-name="Table_20_Contents">-return store-</text:p>
          </table:table-cell>
          <table:table-cell table:style-name="Opcodes.A2" office:value-type="string">
            <text:p text:style-name="Table_20_Contents">-function-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--</text:p>
          </table:table-cell>
          <table:table-cell table:style-name="Opcodes.F2" office:value-type="string">
            <text:p text:style-name="Table_20_Contents">--</text:p>
          </table:table-cell>
        </table:table-row>
        <table:table-row>
          <table:table-cell table:style-name="Opcodes.A2" office:value-type="string">
            <text:p text:style-name="Table_20_Contents">Machid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1</text:p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Hlt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0xF4</text:p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>Nop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>0x00</text:p>
          </table:table-cell>
        </table:table-row>
        <table:table-row>
          <table:table-cell table:style-name="Opcodes.A2" office:value-type="string">
            <text:p text:style-name="Table_20_Contents">Reserve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>0xFF</text:p>
          </table:table-cell>
        </table:table-row>
        <table:table-row>
          <table:table-cell table:style-name="Opcodes.A2" office:value-type="string">
            <text:p text:style-name="Table_20_Contents">Exit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0xFE</text:p>
          </table:table-cell>
        </table:table-row>
        <table:table-row>
          <table:table-cell table:style-name="Opcodes.A2" office:value-type="string">
            <text:p text:style-name="Table_20_Contents">Ivld</text:p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>1</text:p>
          </table:table-cell>
          <table:table-cell table:style-name="Opcodes.F2" office:value-type="string">
            <text:p text:style-name="Table_20_Contents">0xBA</text:p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Nimbus Sans 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Nimbus Sans L1" style:font-size-asian="14pt" style:font-name-complex="Nimbus Sans 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Unix OpenOffice.org_project/680m9$Build-9238</meta:generator>
    <meta:creation-date>2008-09-26T09:09:20</meta:creation-date>
    <dc:date>2008-10-03T09:20:13</dc:date>
    <meta:editing-cycles>28</meta:editing-cycles>
    <meta:editing-duration>PT7H21M5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0" meta:paragraph-count="747" meta:word-count="1059" meta:character-count="4056"/>
  </office:meta>
</office:document-meta>
</file>